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291cm" svg:x="0.209cm" svg:y="1.0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3" draw:layer="layout" svg:x1="14.6cm" svg:y1="3.9cm" svg:x2="1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37:06.495898449</dc:date>
    <meta:editing-duration>PT4M58S</meta:editing-duration>
    <meta:editing-cycles>17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692cm" svg:height="8.292cm" xlink:href="." xlink:type="simple" chart:class="chart:scatter" chart:style-name="ch1">
        <chart:plot-area chart:style-name="ch2" chart:data-source-has-labels="both" svg:x="0.293cm" svg:y="0.165cm" svg:width="14.106cm" svg:height="7.962cm">
          <chartooo:coordinate-region svg:x="0.835cm" svg:y="0.364cm" svg:width="13.47cm" svg:height="7.564cm"/>
          <chart:axis chart:dimension="x" chart:name="primary-x" chart:style-name="ch3" chartooo:axis-type="auto">
            <chart:categories table:cell-range-address="local-table.$A$2:.$A$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